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Heading_20_3">
      <style:text-properties style:font-name="Times New Roman" fo:font-size="10pt" style:font-size-asian="10pt" style:font-size-complex="10pt"/>
    </style:style>
    <style:style style:name="P4" style:family="paragraph" style:parent-style-name="Heading_20_1">
      <style:paragraph-properties fo:text-align="center" style:justify-single-word="false"/>
    </style:style>
    <style:style style:name="P5" style:family="paragraph" style:parent-style-name="Standard">
      <style:text-properties style:font-name="Times New Roman" fo:font-size="10pt" style:font-size-asian="10pt" style:font-size-complex="10pt"/>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text-properties style:font-name="Times New Roman" fo:font-size="10pt" style:font-size-asian="10pt" style:font-size-complex="10pt"/>
    </style:style>
    <style:style style:name="P9" style:family="paragraph" style:parent-style-name="Text_20_body" style:list-style-name="L4">
      <style:text-properties style:font-name="Times New Roman" fo:font-size="10pt" style:font-size-asian="10pt" style:font-size-complex="10pt"/>
    </style:style>
    <style:style style:name="P10" style:family="paragraph" style:parent-style-name="Text_20_body" style:list-style-name="L5">
      <style:text-properties style:font-name="Times New Roman" fo:font-size="10pt" style:font-size-asian="10pt" style:font-size-complex="10pt"/>
    </style:style>
    <style:style style:name="P11" style:family="paragraph" style:parent-style-name="Text_20_body" style:list-style-name="L6">
      <style:text-properties style:font-name="Times New Roman" fo:font-size="10pt" style:font-size-asian="10pt" style:font-size-complex="10pt"/>
    </style:style>
    <style:style style:name="P12" style:family="paragraph" style:parent-style-name="Text_20_body" style:list-style-name="L7">
      <style:text-properties style:font-name="Times New Roman" fo:font-size="10pt" style:font-size-asian="10pt" style:font-size-complex="10pt"/>
    </style:style>
    <style:style style:name="P13" style:family="paragraph" style:parent-style-name="Text_20_body" style:list-style-name="L8">
      <style:text-properties style:font-name="Times New Roman" fo:font-size="10pt" style:font-size-asian="10pt" style:font-size-complex="10pt"/>
    </style:style>
    <style:style style:name="P14" style:family="paragraph" style:parent-style-name="Text_20_body" style:list-style-name="L9">
      <style:text-properties style:font-name="Times New Roman" fo:font-size="10pt" style:font-size-asian="10pt" style:font-size-complex="10pt"/>
    </style:style>
    <style:style style:name="P15" style:family="paragraph" style:parent-style-name="Text_20_body" style:list-style-name="L10">
      <style:text-properties style:font-name="Times New Roman" fo:font-size="10pt" style:font-size-asian="10pt" style:font-size-complex="10pt"/>
    </style:style>
    <style:style style:name="P16" style:family="paragraph" style:parent-style-name="Text_20_body" style:list-style-name="L11">
      <style:text-properties style:font-name="Times New Roman" fo:font-size="10pt" style:font-size-asian="10pt" style:font-size-complex="10pt"/>
    </style:style>
    <style:style style:name="P17" style:family="paragraph" style:parent-style-name="Text_20_body" style:list-style-name="L12">
      <style:text-properties style:font-name="Times New Roman" fo:font-size="10pt" style:font-size-asian="10pt" style:font-size-complex="10pt"/>
    </style:style>
    <style:style style:name="P18" style:family="paragraph" style:parent-style-name="Text_20_body" style:list-style-name="L13">
      <style:text-properties style:font-name="Times New Roman" fo:font-size="10pt" style:font-size-asian="10pt" style:font-size-complex="10pt"/>
    </style:style>
    <style:style style:name="P19" style:family="paragraph" style:parent-style-name="Text_20_body" style:list-style-name="L14">
      <style:text-properties style:font-name="Times New Roman" fo:font-size="10pt" style:font-size-asian="10pt" style:font-size-complex="10pt"/>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12"/>
    <style:style style:name="P24" style:family="paragraph" style:parent-style-name="Text_20_body" style:list-style-name="L14"/>
    <style:style style:name="T1" style:family="text">
      <style:text-properties style:font-name="Times New Roman" fo:font-size="10pt" style:font-size-asian="10pt" style:font-size-complex="10pt"/>
    </style:style>
    <style:style style:name="T2" style:family="text">
      <style:text-properties style:font-name="Times New Roman" fo:font-size="12pt" style:font-size-asian="12pt" style:font-size-complex="12pt"/>
    </style:style>
    <style:style style:name="T3" style:family="text">
      <style:text-properties style:text-position="super 58%"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Strong_20_Emphasis"><text:span text:style-name="T2">Interim Partnership Agreement</text:span></text:span></text:h>
      <text:p text:style-name="P2"><text:span text:style-name="Emphasis"><text:span text:style-name="T1">Between Mr. Rick Ballard and Ms. Elias Sokolova</text:span></text:span></text:p>
      <text:p text:style-name="P2"><text:span text:style-name="Emphasis"><text:span text:style-name="T1"/></text:span></text:p>
      <text:p text:style-name="P1">This Interim Partnership Agreement (“Agreement”) is entered into as of <text:span text:style-name="T4">April 20</text:span><text:span text:style-name="T3">th</text:span><text:span text:style-name="T4">, 2025</text:span>, by and between:</text:p>
      <text:list xml:id="list7217085401711838657" text:style-name="L1">
        <text:list-item>
          <text:p text:style-name="P6"><text:span text:style-name="Strong_20_Emphasis"><text:span text:style-name="T1">Mr. Rick Ballard</text:span></text:span><text:span text:style-name="T1">, an individual residing at 2350 Woodfield Road, Oakville, Ontario, CANADA, L6H6Y6, and,</text:span></text:p>
        </text:list-item>
        <text:list-item>
          <text:p text:style-name="P6"><text:span text:style-name="Strong_20_Emphasis"><text:span text:style-name="T1">Ms. Elias Sokolova</text:span></text:span><text:span text:style-name="T1">, an individual residing at [Address or general location],</text:span></text:p>
        </text:list-item>
      </text:list>
      <text:p text:style-name="Text_20_body"><text:span text:style-name="T1">— hereinafter referred to collectively as the </text:span><text:span text:style-name="Strong_20_Emphasis"><text:span text:style-name="T1">“Parties”</text:span></text:span><text:span text:style-name="T1">.</text:span></text:p>
      <text:h text:style-name="Heading_20_2" text:outline-level="2"><text:span text:style-name="Strong_20_Emphasis"><text:span text:style-name="T1">1. Purpose and Vision</text:span></text:span></text:h>
      <text:p text:style-name="P1">The Parties agree to collaborate in the creation of two interlinked startup companies:</text:p>
      <text:list xml:id="list3521938937435646909" text:style-name="L2">
        <text:list-item>
          <text:p text:style-name="P7"><text:span text:style-name="Strong_20_Emphasis"><text:span text:style-name="T1">The Holding Company</text:span></text:span><text:span text:style-name="T1"> (tentatively named RallyCat): A 50/50 jointly owned parent company,</text:span></text:p>
        </text:list-item>
        <text:list-item>
          <text:p text:style-name="P7"><text:span text:style-name="Strong_20_Emphasis"><text:span text:style-name="T1">The Operating Company</text:span></text:span><text:span text:style-name="T1"> (tentatively named </text:span><text:span text:style-name="Emphasis"><text:span text:style-name="T1">GroupBuild</text:span></text:span><text:span text:style-name="T1">): A wholly-owned Delaware-based subsidiary of the Holding Company.</text:span></text:p>
        </text:list-item>
      </text:list>
      <text:p text:style-name="Text_20_body"><text:span text:style-name="T1">The </text:span><text:span text:style-name="Strong_20_Emphasis"><text:span text:style-name="T1">shared vision</text:span></text:span><text:span text:style-name="T1"> is to develop and maintain software solutions that promote global Democracy, defined as </text:span><text:span text:style-name="Emphasis"><text:span text:style-name="T1">government of the people, by the people, and for the people</text:span></text:span><text:span text:style-name="T1">, through technologies that enforce </text:span><text:span text:style-name="Strong_20_Emphasis"><text:span text:style-name="T1">rules-based communication</text:span></text:span><text:span text:style-name="T1"> ("hyphenations")—specifically:</text:span></text:p>
      <text:list xml:id="list7880037066539548294" text:style-name="L3">
        <text:list-item>
          <text:p text:style-name="P8">(a) identity-protected</text:p>
        </text:list-item>
        <text:list-item>
          <text:p text:style-name="P8">(b) status-verified</text:p>
        </text:list-item>
        <text:list-item>
          <text:p text:style-name="P8">(c) truth-moderated</text:p>
        </text:list-item>
        <text:list-item>
          <text:p text:style-name="P8">(d) individually-equitable</text:p>
        </text:list-item>
        <text:list-item>
          <text:p text:style-name="P8">(e) [Future placeholder hyphenation]</text:p>
        </text:list-item>
      </text:list>
      <text:p text:style-name="P1">This Agreement is made in anticipation of future formal documents, and shall govern the Parties’ current collaborative activities and planning.</text:p>
      <text:h text:style-name="Heading_20_2" text:outline-level="2"><text:span text:style-name="Strong_20_Emphasis"><text:span text:style-name="T1">2. Ownership and Capital Structure</text:span></text:span></text:h>
      <text:h text:style-name="P3" text:outline-level="3">2.1 Holding Company</text:h>
      <text:list xml:id="list4823804451829302365" text:style-name="L4">
        <text:list-item>
          <text:p text:style-name="P9">Will issue 1,000 common shares at $1/share.</text:p>
        </text:list-item>
        <text:list-item>
          <text:p text:style-name="P9">Mr. B and Ms. S shall each own 500 shares, with equal voting rights.</text:p>
        </text:list-item>
        <text:list-item>
          <text:p text:style-name="P9">A joint account in a safe haven jurisdiction will be created in Trust for the Holding Company, to fund initial operations.</text:p>
        </text:list-item>
      </text:list>
      <text:h text:style-name="P3" text:outline-level="3">2.2 Operating Company</text:h>
      <text:list xml:id="list5805449109992835815" text:style-name="L5">
        <text:list-item>
          <text:p text:style-name="P10">To be incorporated in Delaware, wholly owned by the Holding Company.</text:p>
        </text:list-item>
        <text:list-item>
          <text:p text:style-name="P10">Responsible for product development, operations, marketing, and partnerships related to the software application.</text:p>
        </text:list-item>
      </text:list>
      <text:h text:style-name="Heading_20_2" text:outline-level="2"><text:span text:style-name="Strong_20_Emphasis"><text:span text:style-name="T1">3. Roles and Contributions</text:span></text:span></text:h>
      <text:h text:style-name="P3" text:outline-level="3">3.1 Mr. B</text:h>
      <text:list xml:id="list5958517740353625690" text:style-name="L6">
        <text:list-item>
          <text:p text:style-name="P20"><text:span text:style-name="T1">Will serve as </text:span><text:span text:style-name="Strong_20_Emphasis"><text:span text:style-name="T1">Interim CEO</text:span></text:span><text:span text:style-name="T1"> of the Holding Company.</text:span></text:p>
        </text:list-item>
        <text:list-item>
          <text:p text:style-name="P11">Focus on governance, strategy, legal oversight of Holding and Operating company(s), and fundraising.</text:p>
        </text:list-item>
        <text:list-item>
          <text:p text:style-name="P11">Does not require income; expects to contribute personal resources.</text:p>
        </text:list-item>
        <text:list-item>
          <text:p text:style-name="P11">Open to equity growth, subject to mutual agreement.</text:p>
        </text:list-item>
      </text:list>
      <text:h text:style-name="P3" text:outline-level="3"><text:soft-page-break/>3.2 Ms. S</text:h>
      <text:list xml:id="list4002171365895664483" text:style-name="L7">
        <text:list-item>
          <text:p text:style-name="P21"><text:span text:style-name="T1">Will serve as </text:span><text:span text:style-name="Strong_20_Emphasis"><text:span text:style-name="T1">CSO and/or CEO</text:span></text:span><text:span text:style-name="T1"> of the Operating Company.</text:span></text:p>
        </text:list-item>
        <text:list-item>
          <text:p text:style-name="P12">Will lead all aspects of software design, engineering, and team growth.</text:p>
        </text:list-item>
        <text:list-item>
          <text:p text:style-name="P21"><text:span text:style-name="T1">Requires </text:span><text:span text:style-name="Strong_20_Emphasis"><text:span text:style-name="T1">gradual income growth</text:span></text:span><text:span text:style-name="T1"> to transition from current professional obligations.</text:span></text:p>
        </text:list-item>
        <text:list-item>
          <text:p text:style-name="P12">Also seeks increased equity to reflect her operational role.</text:p>
        </text:list-item>
      </text:list>
      <text:h text:style-name="Heading_20_2" text:outline-level="2"><text:span text:style-name="Strong_20_Emphasis"><text:span text:style-name="T1">4. Financial and Legal Structure</text:span></text:span></text:h>
      <text:list xml:id="list1675279324573066566" text:style-name="L8">
        <text:list-item>
          <text:p text:style-name="P22"><text:span text:style-name="T1">The </text:span><text:span text:style-name="Strong_20_Emphasis"><text:span text:style-name="T1">Holding Company</text:span></text:span><text:span text:style-name="T1"> shall own all intellectual property (IP), servers, and infrastructure.</text:span></text:p>
        </text:list-item>
        <text:list-item>
          <text:p text:style-name="P13">It shall license these to the Operating Company.</text:p>
        </text:list-item>
        <text:list-item>
          <text:p text:style-name="P22"><text:span text:style-name="T1">The </text:span><text:span text:style-name="Strong_20_Emphasis"><text:span text:style-name="T1">Operating Company</text:span></text:span><text:span text:style-name="T1"> will repay early loans and pay management fees to the Holding Company when financially viable.</text:span></text:p>
        </text:list-item>
        <text:list-item>
          <text:p text:style-name="P13">The Holding Company may raise capital through private investors or crowdfunding, targeting the product’s user base (“Company E”).</text:p>
        </text:list-item>
      </text:list>
      <text:h text:style-name="Heading_20_2" text:outline-level="2"><text:span text:style-name="Strong_20_Emphasis"><text:span text:style-name="T1">5. Confidentiality and Non-Disclosure</text:span></text:span></text:h>
      <text:h text:style-name="P3" text:outline-level="3">5.1 Definition of Confidential Information</text:h>
      <text:p text:style-name="P1">“Confidential Information” includes, but is not limited to, business plans, product strategies, source code, user data, fundraising strategies, investor discussions, or personal information exchanged between the Parties.</text:p>
      <text:h text:style-name="P3" text:outline-level="3">5.2 Mutual Non-Disclosure</text:h>
      <text:p text:style-name="P1">The Parties agree:</text:p>
      <text:list xml:id="list2341581965318100536" text:style-name="L9">
        <text:list-item>
          <text:p text:style-name="P14">Not to disclose, publish, or otherwise reveal any Confidential Information to third parties without the prior written consent of the other Party.</text:p>
        </text:list-item>
        <text:list-item>
          <text:p text:style-name="P14">To protect Confidential Information with the same degree of care as they would use with their own sensitive information.</text:p>
        </text:list-item>
        <text:list-item>
          <text:p text:style-name="P14">That this provision survives the termination of this Agreement and continues for five (5) years from such termination.</text:p>
        </text:list-item>
      </text:list>
      <text:h text:style-name="P3" text:outline-level="3">5.3 Exceptions</text:h>
      <text:p text:style-name="Text_20_body"><text:span text:style-name="T1">Confidential Information does </text:span><text:span text:style-name="Strong_20_Emphasis"><text:span text:style-name="T1">not</text:span></text:span><text:span text:style-name="T1"> include information that:</text:span></text:p>
      <text:list xml:id="list5197058501944077770" text:style-name="L10">
        <text:list-item>
          <text:p text:style-name="P15">Is or becomes publicly known through no fault of the receiving Party;</text:p>
        </text:list-item>
        <text:list-item>
          <text:p text:style-name="P15">Is lawfully obtained from a third party without restriction;</text:p>
        </text:list-item>
        <text:list-item>
          <text:p text:style-name="P15">Is independently developed without access to the other Party’s Confidential Information.</text:p>
        </text:list-item>
      </text:list>
      <text:h text:style-name="Heading_20_2" text:outline-level="2"><text:span text:style-name="Strong_20_Emphasis"><text:span text:style-name="T1">6. Dispute Resolution</text:span></text:span></text:h>
      <text:h text:style-name="P3" text:outline-level="3">6.1 Voting Procedure</text:h>
      <text:p text:style-name="P1">In the event of disagreement over strategic or operational matters:</text:p>
      <text:list xml:id="list5638478010602930022" text:style-name="L11">
        <text:list-item>
          <text:p text:style-name="P16">Each Party holds one vote.</text:p>
        </text:list-item>
        <text:list-item>
          <text:p text:style-name="P16">For matters not pre-defined in the bylaws, a simple majority (2/2 unanimous vote) is required.</text:p>
        </text:list-item>
        <text:list-item>
          <text:p text:style-name="P16">If a deadlock persists for more than 30 days, the Parties agree to proceed under the Gunshot Clause (Section 6.2).</text:p>
        </text:list-item>
      </text:list>
      <text:h text:style-name="P3" text:outline-level="3">6.2 Gunshot Clause (Buy-Sell Provision)</text:h>
      <text:p text:style-name="P1">If a dispute cannot be resolved:</text:p>
      <text:list xml:id="list2459041497414497311" text:style-name="L12">
        <text:list-item>
          <text:p text:style-name="P23"><text:span text:style-name="T1">Either Party may invoke the </text:span><text:span text:style-name="Strong_20_Emphasis"><text:span text:style-name="T1">Gunshot Clause</text:span></text:span><text:span text:style-name="T1"> by offering to buy out the other Party’s equity in the Holding Company at a specified per-share price.</text:span></text:p>
        </text:list-item>
        <text:list-item>
          <text:p text:style-name="P17"><text:soft-page-break/>The receiving Party must then either (a) accept the offer and sell their shares, or (b) reverse the offer by buying out the offering Party at the same price per share.</text:p>
        </text:list-item>
        <text:list-item>
          <text:p text:style-name="P17">The election must be made within 15 days of receipt of the original offer. If no election is made, the offering Party may proceed with the purchase.</text:p>
        </text:list-item>
      </text:list>
      <text:h text:style-name="Heading_20_2" text:outline-level="2"><text:span text:style-name="Strong_20_Emphasis"><text:span text:style-name="T1">7. Strategic Protections</text:span></text:span></text:h>
      <text:list xml:id="list5583972021617808792" text:style-name="L13">
        <text:list-item>
          <text:p text:style-name="P18">The Holding Company structure is designed to prevent misalignment with the founding vision through outside investment or legal interference.</text:p>
        </text:list-item>
        <text:list-item>
          <text:p text:style-name="P18">The Holding Company may dissolve or replace the Operating Company if necessary, while retaining the product, IP, and brand continuity.</text:p>
        </text:list-item>
        <text:list-item>
          <text:p text:style-name="P18">This flexibility allows for adaptive responses to political, legal, or reputational threats.</text:p>
        </text:list-item>
      </text:list>
      <text:h text:style-name="Heading_20_2" text:outline-level="2"><text:span text:style-name="Strong_20_Emphasis"><text:span text:style-name="T1">8. Future Agreements and Evolution</text:span></text:span></text:h>
      <text:list xml:id="list4860208000482345440" text:style-name="L14">
        <text:list-item>
          <text:p text:style-name="P24"><text:span text:style-name="T1">This Agreement is </text:span><text:span text:style-name="Strong_20_Emphasis"><text:span text:style-name="T1">interim</text:span></text:span><text:span text:style-name="T1"> and non-exhaustive. It reflects current understanding and intent, pending full Operating Agreements, Articles of Incorporation, Board structures, and equity grants.</text:span></text:p>
        </text:list-item>
        <text:list-item>
          <text:p text:style-name="P19">Amendments must be made in writing and signed by both Parties.</text:p>
        </text:list-item>
        <text:list-item>
          <text:p text:style-name="P19">The Parties agree to work in good faith toward further formalization of all structures and strategies.</text:p>
        </text:list-item>
      </text:list>
      <text:h text:style-name="Heading_20_2" text:outline-level="2"><text:span text:style-name="Strong_20_Emphasis"><text:span text:style-name="T1">9. Governing Law</text:span></text:span></text:h>
      <text:p text:style-name="P1">This Agreement shall be governed by and construed in accordance with the laws of the State of [Delaware or mutually agreed-upon jurisdiction].</text:p>
      <text:h text:style-name="Heading_20_2" text:outline-level="2"><text:span text:style-name="Strong_20_Emphasis"><text:span text:style-name="T1">10. Execution</text:span></text:span></text:h>
      <text:p text:style-name="Text_20_body"><text:span text:style-name="Strong_20_Emphasis"><text:span text:style-name="T1">IN WITNESS WHEREOF</text:span></text:span><text:span text:style-name="T1">, the Parties have executed this Interim Agreement on the date below.</text:span></text:p>
      <text:p text:style-name="Text_20_body"><text:span text:style-name="Strong_20_Emphasis"><text:span text:style-name="T1"/></text:span></text:p>
      <text:p text:style-name="Text_20_body"><text:span text:style-name="Strong_20_Emphasis"><text:span text:style-name="T1">Mr. Rick Ballard</text:span></text:span><text:span text:style-name="T1"><text:line-break/>Signature: ___________________________<text:line-break/>Name: Richard Mark Ballard<text:line-break/>Date: __________________</text:span></text:p>
      <text:p text:style-name="Text_20_body"><text:span text:style-name="Strong_20_Emphasis"><text:span text:style-name="T1"/></text:span></text:p>
      <text:p text:style-name="Text_20_body"><text:span text:style-name="Strong_20_Emphasis"><text:span text:style-name="T1">Ms. Elias Sokolova</text:span></text:span><text:span text:style-name="T1"><text:line-break/>Signature: ___________________________<text:line-break/>Name: [Full Legal Name]<text:line-break/>Date: __________________</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Palatino Linotype" svg:font-family="'Palatino Linotype'" style:font-family-generic="roman"/>
    <style:font-face style:name="Lucida Sans1" svg:font-family="'Lucida Sans'" style:font-family-generic="swiss"/>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ine Ballard</meta:initial-creator>
    <meta:creation-date>2025-04-17T16:10:07.59</meta:creation-date>
    <dc:date>2025-04-17T16:31:46.78</dc:date>
    <dc:creator>Christine Ballard</dc:creator>
    <meta:editing-duration>PT14M25S</meta:editing-duration>
    <meta:editing-cycles>2</meta:editing-cycles>
    <meta:generator>OpenOffice/4.1.15$Win32 OpenOffice.org_project/4115m2$Build-9813</meta:generator>
    <meta:document-statistic meta:table-count="0" meta:image-count="0" meta:object-count="0" meta:page-count="3" meta:paragraph-count="79" meta:word-count="907" meta:character-count="5912"/>
  </office:meta>
</office:document-meta>
</file>